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.482cm" style:rel-column-width="5110*"/>
    </style:style>
    <style:style style:name="Tableau1.B" style:family="table-column">
      <style:table-column-properties style:column-width="0.714cm" style:rel-column-width="2463*"/>
    </style:style>
    <style:style style:name="Tableau1.C" style:family="table-column">
      <style:table-column-properties style:column-width="1.508cm" style:rel-column-width="5201*"/>
    </style:style>
    <style:style style:name="Tableau1.D" style:family="table-column">
      <style:table-column-properties style:column-width="3.889cm" style:rel-column-width="13414*"/>
    </style:style>
    <style:style style:name="Tableau1.E" style:family="table-column">
      <style:table-column-properties style:column-width="1.614cm" style:rel-column-width="5566*"/>
    </style:style>
    <style:style style:name="Tableau1.F" style:family="table-column">
      <style:table-column-properties style:column-width="4.043cm" style:rel-column-width="13944*"/>
    </style:style>
    <style:style style:name="Tableau1.G" style:family="table-column">
      <style:table-column-properties style:column-width="2.611cm" style:rel-column-width="9004*"/>
    </style:style>
    <style:style style:name="Tableau1.H" style:family="table-column">
      <style:table-column-properties style:column-width="3.141cm" style:rel-column-width="10833*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H1" style:family="table-cell">
      <style:table-cell-properties fo:background-color="#eeeee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.H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paragraph-rsid="02a47d55"/>
    </style:style>
    <style:style style:name="P4" style:family="paragraph" style:parent-style-name="Table_20_Contents">
      <style:paragraph-properties fo:text-align="start" style:justify-single-word="false"/>
      <style:text-properties officeooo:paragraph-rsid="02b11a77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2a47d55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2a1a675" officeooo:paragraph-rsid="02a1a67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2afec4f" officeooo:paragraph-rsid="02afec4f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2b11a77" officeooo:paragraph-rsid="02b11a7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2b94a75" officeooo:paragraph-rsid="02b94a75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size="7pt" officeooo:paragraph-rsid="02a47d55" style:font-size-asian="7pt" style:font-size-complex="7pt"/>
    </style:style>
    <style:style style:name="P13" style:family="paragraph" style:parent-style-name="Header">
      <style:text-properties officeooo:paragraph-rsid="021c50dd"/>
    </style:style>
    <style:style style:name="P14" style:family="paragraph" style:parent-style-name="Standard">
      <style:text-properties fo:font-size="4pt" officeooo:paragraph-rsid="0007d180" style:font-size-asian="3.5pt" style:font-size-complex="4pt"/>
    </style:style>
    <style:style style:name="P15" style:family="paragraph" style:parent-style-name="Standard">
      <style:text-properties officeooo:paragraph-rsid="01893ae1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17" style:family="paragraph" style:parent-style-name="Standard">
      <style:paragraph-properties fo:text-align="center" style:justify-single-word="false" style:shadow="none">
        <style:tab-stops/>
      </style:paragraph-properties>
      <style:text-properties officeooo:rsid="0246551f" officeooo:paragraph-rsid="028ec442"/>
    </style:style>
    <style:style style:name="P18" style:family="paragraph" style:parent-style-name="Text_20_body">
      <style:text-properties officeooo:paragraph-rsid="0182aac9"/>
    </style:style>
    <style:style style:name="P19" style:family="paragraph" style:parent-style-name="Text_20_body">
      <style:text-properties officeooo:paragraph-rsid="01a4d5e9"/>
    </style:style>
    <style:style style:name="P20" style:family="paragraph" style:parent-style-name="Text_20_body">
      <style:text-properties officeooo:paragraph-rsid="02539f76"/>
    </style:style>
    <style:style style:name="P21" style:family="paragraph" style:parent-style-name="Text_20_body" style:master-page-name="">
      <style:paragraph-properties style:page-number="auto" fo:break-after="page"/>
      <style:text-properties officeooo:paragraph-rsid="02539f76"/>
    </style:style>
    <style:style style:name="P2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23" style:family="paragraph" style:parent-style-name="Heading_20_2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T1" style:family="text">
      <style:text-properties style:font-name="Arial1" fo:font-size="11pt" officeooo:rsid="00d2f3b4" style:font-size-asian="11pt" style:font-size-complex="11pt"/>
    </style:style>
    <style:style style:name="T2" style:family="text">
      <style:text-properties style:font-name="Arial1" fo:font-size="11pt" officeooo:rsid="00daa6d0" style:font-size-asian="11pt" style:font-size-complex="11pt"/>
    </style:style>
    <style:style style:name="T3" style:family="text">
      <style:text-properties officeooo:rsid="00d936c0"/>
    </style:style>
    <style:style style:name="T4" style:family="text">
      <style:text-properties officeooo:rsid="01a34143"/>
    </style:style>
    <style:style style:name="T5" style:family="text">
      <style:text-properties officeooo:rsid="01a4d5e9"/>
    </style:style>
    <style:style style:name="T6" style:family="text">
      <style:text-properties officeooo:rsid="02855f40"/>
    </style:style>
    <style:style style:name="T7" style:family="text">
      <style:text-properties officeooo:rsid="02a1a675"/>
    </style:style>
    <style:style style:name="T8" style:family="text">
      <style:text-properties officeooo:rsid="02ae161e"/>
    </style:style>
    <style:style style:name="T9" style:family="text">
      <style:text-properties fo:font-size="11pt" fo:font-weight="normal" officeooo:rsid="02ae161e" style:font-size-asian="11pt" style:font-weight-asian="normal" style:font-size-complex="11pt" style:font-weight-complex="normal"/>
    </style:style>
    <style:style style:name="T10" style:family="text">
      <style:text-properties fo:font-size="10pt" fo:font-weight="normal" officeooo:rsid="02ae161e" style:font-size-asian="10pt" style:font-weight-asian="normal" style:font-size-complex="10pt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User Name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Arrival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Product Display Name" text:name="py3o.o.product_id.display_name"/>
        <text:user-field-decl office:value-type="string" office:string-value="Production Name" text:name="py3o.l.production_id.name"/>
        <text:user-field-decl office:value-type="string" office:string-value="Partner Name" text:name="py3o.l.commercial_partner_id.name_title"/>
        <text:user-field-decl office:value-type="string" office:string-value="Ochard Display Name" text:name="py3o.l.ochard_id.display_name"/>
        <text:user-field-decl office:value-type="string" office:string-value="Olive Variant" text:name="py3o.l.variant_id.display_name"/>
        <text:user-field-decl office:value-type="string" office:string-value="Partner Name" text:name="py3o.partner.name"/>
        <text:user-field-decl office:value-type="string" office:string-value="Oil Product Code" text:name="py3o.l.oil_product_id.default_code"/>
        <text:user-field-decl office:value-type="string" office:string-value="Product UoM" text:name="py3o.o.product_id.uom_id.name"/>
        <text:user-field-decl office:value-type="string" office:string-value="Oil Product Name" text:name="py3o.o.oil_product_id.name"/>
        <text:user-field-decl office:value-type="string" office:string-value="Partner Display Name" text:name="py3o.o.partner_id.display_name"/>
        <text:user-field-decl office:value-type="string" office:string-value="Arrival Line Name" text:name="py3o.o.arrival_line_id.name"/>
        <text:user-field-decl office:value-type="string" office:string-value="Production Name" text:name="py3o.o.production_id.name"/>
        <text:user-field-decl office:value-type="string" office:string-value="Instrument" text:name="py3o.l.instrument"/>
        <text:user-field-decl office:value-type="string" office:string-value="Precision" text:name="py3o.l.precision"/>
        <text:user-field-decl office:value-type="string" office:string-value="Product Name" text:name="py3o.l.product_id.name"/>
        <text:user-field-decl office:value-type="string" office:string-value="Result String" text:name="py3o.l.result_string"/>
        <text:user-field-decl office:value-type="string" office:string-value="UoM" text:name="py3o.l.uom"/>
        <text:user-field-decl office:value-type="string" office:string-value="User Name Title" text:name="py3o.o.user_id.name_title"/>
        <text:user-field-decl office:value-type="string" office:string-value="Variant Name" text:name="py3o.o.arrival_line_id.variant_id.name"/>
        <text:user-field-decl office:value-type="string" office:string-value="Ochard Display Name" text:name="py3o.o.ochard_id.display_name"/>
        <text:user-field-decl office:value-type="string" office:string-value="Ochard Display Name" text:name="py3o.o.arrival_line_id.ochard_id.display_name"/>
        <text:user-field-decl office:value-type="string" office:string-value="Execution User Name Title" text:name="py3o.o.execution_user_id.partner_id.name_title"/>
        <text:user-field-decl office:value-type="string" office:string-value="Location Name" text:name="py3o.o.location_id.name"/>
        <text:user-field-decl office:value-type="string" office:string-value="Season Name" text:name="py3o.o.season_id.name"/>
        <text:user-field-decl office:value-type="string" office:string-value="Lot Display Name" text:name="py3o.o.lot_id.display_name"/>
        <text:user-field-decl office:value-type="string" office:string-value="Partner Name Title" text:name="py3o.l.partner_id.name_title"/>
        <text:user-field-decl office:value-type="string" office:string-value="Display Calendar Label" text:name="py3o.l.display_calendar_label"/>
      </text:user-field-decls>
      <text:p text:style-name="P22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16"><text:a xlink:type="simple" xlink:href="py3o://with=%22lang=user.partner_id.lang%20or%20'en_US'%22" text:style-name="Internet_20_link" text:visited-style-name="Visited_20_Internet_20_Link"><text:span text:style-name="T6">with="lang=user.partner_id.lang or 'en_US'"</text:span></text:a></text:p>
      <text:p text:style-name="P15"><text:a xlink:type="simple" xlink:href="py3o://with=%22o=obj.with_context(lang=lang)%22" text:style-name="Internet_20_link" text:visited-style-name="Visited_20_Internet_20_Link"><text:span text:style-name="T3">with="o=obj.with_context(lang=lang)"</text:span></text:a></text:p>
      <text:p text:style-name="P16"><text:a xlink:type="simple" xlink:href="py3o://function=%22setLang(lang)%22" text:style-name="Internet_20_link" text:visited-style-name="Visited_20_Internet_20_Link"><text:span text:style-name="T2">function="setLang(lang)"</text:span></text:a></text:p>
      <text:h text:style-name="P23" text:outline-level="2"><text:span text:style-name="T8">Presses du </text:span><text:span text:style-name="T8"><text:text-input text:description="py3o://function=&quot;formatLang(o.date, date=True)&quot;">[Date]</text:text-input></text:span></text:h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string">
            <text:p text:style-name="P7">Heure</text:p>
          </table:table-cell>
          <table:table-cell table:style-name="Tableau1.A1" office:value-type="string">
            <text:p text:style-name="P8">Or.</text:p>
          </table:table-cell>
          <table:table-cell table:style-name="Tableau1.A1" office:value-type="string">
            <text:p text:style-name="P10">Presse</text:p>
          </table:table-cell>
          <table:table-cell table:style-name="Tableau1.A1" office:value-type="string">
            <text:p text:style-name="P8">Palox</text:p>
          </table:table-cell>
          <table:table-cell table:style-name="Tableau1.A1" office:value-type="string">
            <text:p text:style-name="P9">Poids</text:p>
          </table:table-cell>
          <table:table-cell table:style-name="Tableau1.A1" office:value-type="string">
            <text:p text:style-name="P9">Type d'huile</text:p>
          </table:table-cell>
          <table:table-cell table:style-name="Tableau1.A1" office:value-type="string">
            <text:p text:style-name="P9">Destination</text:p>
          </table:table-cell>
          <table:table-cell table:style-name="Tableau1.H1" office:value-type="string">
            <text:p text:style-name="P9">Compensation</text:p>
          </table:table-cell>
        </table:table-row>
        <table:table-row>
          <table:table-cell table:style-name="Tableau1.A2" office:value-type="string">
            <text:p text:style-name="P2"><text:a xlink:type="simple" xlink:href="py3o://for=%22l%20in%20o.report_get_line_details()%22" text:style-name="Internet_20_link" text:visited-style-name="Visited_20_Internet_20_Link"><text:span text:style-name="T8">for="l in o.report_get_line_details()"</text:span></text:a></text:p>
          </table:table-cell>
          <table:table-cell table:style-name="Tableau1.B2" office:value-type="string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D2" office:value-type="string">
            <text:p text:style-name="P2"/>
          </table:table-cell>
          <table:table-cell table:style-name="Tableau1.E2" office:value-type="string">
            <text:p text:style-name="P2"/>
          </table:table-cell>
          <table:table-cell table:style-name="Tableau1.F2" office:value-type="string">
            <text:p text:style-name="P2"/>
          </table:table-cell>
          <table:table-cell table:style-name="Tableau1.G2" office:value-type="string">
            <text:p text:style-name="P2"/>
          </table:table-cell>
          <table:table-cell table:style-name="Tableau1.H2" office:value-type="string">
            <text:p text:style-name="P2"/>
          </table:table-cell>
        </table:table-row>
        <table:table-row>
          <table:table-cell table:style-name="Tableau1.A3" office:value-type="string">
            <text:p text:style-name="P5"><text:text-input text:description="py3o://function=&quot;l['hour']&quot;">Hour</text:text-input></text:p>
          </table:table-cell>
          <table:table-cell table:style-name="Tableau1.A3" office:value-type="string">
            <text:p text:style-name="P6"><text:text-input text:description="py3o://function=&quot;l['order']&quot;">Order</text:text-input></text:p>
          </table:table-cell>
          <table:table-cell table:style-name="Tableau1.A3" office:value-type="string">
            <text:p text:style-name="P12"><text:text-input text:description="py3o://function=&quot;l['prod'].name&quot;">[name]</text:text-input></text:p>
          </table:table-cell>
          <table:table-cell table:style-name="Tableau1.A3" office:value-type="string">
            <text:p text:style-name="P3"><text:text-input text:description="py3o://function=&quot;l['prod'].palox_id.name + (' ' + l['prod'].palox_id.label or '')&quot;">Palox Name Label</text:text-input></text:p>
          </table:table-cell>
          <table:table-cell table:style-name="Tableau1.A3" office:value-type="string">
            <text:p text:style-name="P11"><text:text-input text:description="py3o://function=&quot;formatLang(l['prod'].olive_qty, dp='Olive Weight') + ' kg'&quot;">[olive_qty]</text:text-input></text:p>
          </table:table-cell>
          <table:table-cell table:style-name="Tableau1.A3" office:value-type="string">
            <text:p text:style-name="P2"><text:text-input text:description="py3o://function=&quot;l['prod'].oil_product_id.name or ''&quot;">[oil_product_id.name]</text:text-input></text:p>
          </table:table-cell>
          <table:table-cell table:style-name="Tableau1.A3" office:value-type="string">
            <text:p text:style-name="P4"><text:text-input text:description="py3o://function=&quot;l['prod'].oil_destination and dict(l['prod'].fields_get('oil_destination', 'selection')['oil_destination']['selection'])[l['prod'].oil_destination] or '-'&quot;">[oil_destination]</text:text-input></text:p>
          </table:table-cell>
          <table:table-cell table:style-name="Tableau1.H3" office:value-type="string">
            <text:p text:style-name="P4"><text:text-input text:description="py3o://function=&quot;l['prod'].compensation_type and dict(l['prod'].fields_get('compensation_type', 'selection')['compensation_type']['selection'])[l['prod'].compensation_type] or '-'&quot;">[compensation_type]</text:text-input></text:p>
          </table:table-cell>
        </table:table-row>
        <table:table-row>
          <table:table-cell table:style-name="Tableau1.A4" office:value-type="string">
            <text:p text:style-name="P2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au1.B4" office:value-type="string">
            <text:p text:style-name="P2"/>
          </table:table-cell>
          <table:table-cell table:style-name="Tableau1.C4" office:value-type="string">
            <text:p text:style-name="P2"/>
          </table:table-cell>
          <table:table-cell table:style-name="Tableau1.D4" office:value-type="string">
            <text:p text:style-name="P2"/>
          </table:table-cell>
          <table:table-cell table:style-name="Tableau1.E4" office:value-type="string">
            <text:p text:style-name="P2"/>
          </table:table-cell>
          <table:table-cell table:style-name="Tableau1.F4" office:value-type="string">
            <text:p text:style-name="P2"/>
          </table:table-cell>
          <table:table-cell table:style-name="Tableau1.G4" office:value-type="string">
            <text:p text:style-name="P2"/>
          </table:table-cell>
          <table:table-cell table:style-name="Tableau1.H4" office:value-type="string">
            <text:p text:style-name="P2"/>
          </table:table-cell>
        </table:table-row>
      </table:table>
      <text:p text:style-name="P19"><text:a xlink:type="simple" xlink:href="py3o:///with" text:style-name="Internet_20_link" text:visited-style-name="Visited_20_Internet_20_Link"><text:span text:style-name="T5">/with</text:span></text:a></text:p>
      <text:p text:style-name="P20"><text:a xlink:type="simple" xlink:href="py3o:///with" text:style-name="Internet_20_link" text:visited-style-name="Visited_20_Internet_20_Link"><text:span text:style-name="T5">/with</text:span></text:a></text:p>
      <text:p text:style-name="P21"/>
      <text:p text:style-name="P18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096cm"/>
    </style:style>
    <style:style style:name="Tableau12.B" style:family="table-column">
      <style:table-column-properties style:column-width="15.716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21c50dd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with_context(olive_mill_report=True)._display_report_header(line_details=[['phone', 'fax', 'website', 'email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10-11T18:15:42.330975373</dc:date>
    <meta:editing-duration>P1DT7H54M48S</meta:editing-duration>
    <meta:editing-cycles>685</meta:editing-cycles>
    <meta:generator>LibreOffice/6.0.7.3$Linux_X86_64 LibreOffice_project/00m0$Build-3</meta:generator>
    <meta:document-statistic meta:table-count="2" meta:image-count="0" meta:object-count="0" meta:page-count="2" meta:paragraph-count="29" meta:word-count="62" meta:character-count="424" meta:non-whitespace-character-count="410"/>
  </office:meta>
</office:document-meta>
</file>